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3.868cm" style:rel-column-width="14911*"/>
    </style:style>
    <style:style style:name="Table1.B" style:family="table-column">
      <style:table-column-properties style:column-width="13.132cm" style:rel-column-width="50624*"/>
    </style:style>
    <style:style style:name="Table1.A1" style:family="table-cell">
      <style:table-cell-properties style:vertical-align="middle" fo:padding="0.053cm" fo:border-left="0.75pt solid #808080" fo:border-right="none" fo:border-top="0.75pt solid #808080" fo:border-bottom="0.05pt solid #808080"/>
    </style:style>
    <style:style style:name="Table1.B1" style:family="table-cell">
      <style:table-cell-properties style:vertical-align="middle" fo:padding="0.053cm" fo:border-left="0.05pt solid #808080" fo:border-right="0.75pt solid #808080" fo:border-top="0.75pt solid #808080" fo:border-bottom="0.05pt solid #808080"/>
    </style:style>
    <style:style style:name="Table1.A2" style:family="table-cell">
      <style:table-cell-properties style:vertical-align="middle" fo:padding="0.053cm" fo:border-left="0.75pt solid #808080" fo:border-right="none" fo:border-top="none" fo:border-bottom="0.75pt solid #808080"/>
    </style:style>
    <style:style style:name="Table1.B2" style:family="table-cell">
      <style:table-cell-properties style:vertical-align="middle" fo:padding="0.053cm" fo:border-left="0.05pt solid #808080" fo:border-right="0.75pt solid #808080" fo:border-top="none" fo:border-bottom="0.75pt solid #808080"/>
    </style:style>
    <style:style style:name="Table2" style:family="table">
      <style:table-properties style:width="17cm" style:rel-width="100%" table:align="left"/>
    </style:style>
    <style:style style:name="Table2.A" style:family="table-column">
      <style:table-column-properties style:column-width="3.877cm" style:rel-column-width="14945*"/>
    </style:style>
    <style:style style:name="Table2.B" style:family="table-column">
      <style:table-column-properties style:column-width="13.123cm" style:rel-column-width="50590*"/>
    </style:style>
    <style:style style:name="Table2.A1" style:family="table-cell">
      <style:table-cell-properties style:vertical-align="middle" fo:padding="0.053cm" fo:border-left="0.75pt solid #808080" fo:border-right="none" fo:border-top="0.75pt solid #808080" fo:border-bottom="0.05pt solid #808080"/>
    </style:style>
    <style:style style:name="Table2.B1" style:family="table-cell">
      <style:table-cell-properties style:vertical-align="middle" fo:padding="0.053cm" fo:border-left="0.05pt solid #808080" fo:border-right="0.75pt solid #808080" fo:border-top="0.75pt solid #808080" fo:border-bottom="0.05pt solid #808080"/>
    </style:style>
    <style:style style:name="Table2.A2" style:family="table-cell">
      <style:table-cell-properties style:vertical-align="middle" fo:padding="0.053cm" fo:border-left="0.75pt solid #808080" fo:border-right="none" fo:border-top="none" fo:border-bottom="0.75pt solid #808080"/>
    </style:style>
    <style:style style:name="Table2.B2" style:family="table-cell">
      <style:table-cell-properties style:vertical-align="middle" fo:padding="0.053cm" fo:border-left="0.05pt solid #808080" fo:border-right="0.75pt solid #808080" fo:border-top="none" fo:border-bottom="0.75pt solid #808080"/>
    </style:style>
    <style:style style:name="Table3" style:family="table">
      <style:table-properties style:width="17cm" style:rel-width="100%" table:align="left"/>
    </style:style>
    <style:style style:name="Table3.A" style:family="table-column">
      <style:table-column-properties style:column-width="3.03cm" style:rel-column-width="11681*"/>
    </style:style>
    <style:style style:name="Table3.B" style:family="table-column">
      <style:table-column-properties style:column-width="13.97cm" style:rel-column-width="53854*"/>
    </style:style>
    <style:style style:name="Table3.A1" style:family="table-cell">
      <style:table-cell-properties style:vertical-align="middle" fo:padding="0.053cm" fo:border-left="0.75pt solid #808080" fo:border-right="none" fo:border-top="0.75pt solid #808080" fo:border-bottom="0.05pt solid #808080"/>
    </style:style>
    <style:style style:name="Table3.B1" style:family="table-cell">
      <style:table-cell-properties style:vertical-align="middle" fo:padding="0.053cm" fo:border-left="0.05pt solid #808080" fo:border-right="0.75pt solid #808080" fo:border-top="0.75pt solid #808080" fo:border-bottom="0.05pt solid #808080"/>
    </style:style>
    <style:style style:name="Table3.A2" style:family="table-cell">
      <style:table-cell-properties style:vertical-align="middle" fo:padding="0.053cm" fo:border-left="0.75pt solid #808080" fo:border-right="none" fo:border-top="none" fo:border-bottom="0.75pt solid #808080"/>
    </style:style>
    <style:style style:name="Table3.B2" style:family="table-cell">
      <style:table-cell-properties style:vertical-align="middle" fo:padding="0.053cm" fo:border-left="0.05pt solid #808080" fo:border-right="0.75pt solid #808080" fo:border-top="none" fo:border-bottom="0.75pt solid #808080"/>
    </style:style>
    <style:style style:name="Table4" style:family="table">
      <style:table-properties style:width="17.013cm" fo:margin-left="0cm" table:align="left"/>
    </style:style>
    <style:style style:name="Table4.A" style:family="table-column">
      <style:table-column-properties style:column-width="3.228cm"/>
    </style:style>
    <style:style style:name="Table4.B" style:family="table-column">
      <style:table-column-properties style:column-width="13.785cm"/>
    </style:style>
    <style:style style:name="Table4.A1" style:family="table-cell">
      <style:table-cell-properties style:vertical-align="middle" fo:padding="0.053cm" fo:border-left="0.75pt solid #808080" fo:border-right="none" fo:border-top="0.75pt solid #808080" fo:border-bottom="0.05pt solid #808080"/>
    </style:style>
    <style:style style:name="Table4.B1" style:family="table-cell">
      <style:table-cell-properties style:vertical-align="middle" fo:padding="0.053cm" fo:border-left="0.05pt solid #808080" fo:border-right="0.75pt solid #808080" fo:border-top="0.75pt solid #808080" fo:border-bottom="0.05pt solid #808080"/>
    </style:style>
    <style:style style:name="Table4.A2" style:family="table-cell">
      <style:table-cell-properties style:vertical-align="middle" fo:padding="0.053cm" fo:border-left="0.75pt solid #808080" fo:border-right="none" fo:border-top="none" fo:border-bottom="0.05pt solid #808080"/>
    </style:style>
    <style:style style:name="Table4.B2" style:family="table-cell">
      <style:table-cell-properties style:vertical-align="middle" fo:padding="0.053cm" fo:border-left="0.05pt solid #808080" fo:border-right="0.75pt solid #808080" fo:border-top="none" fo:border-bottom="0.05pt solid #808080"/>
    </style:style>
    <style:style style:name="Table4.A4" style:family="table-cell">
      <style:table-cell-properties style:vertical-align="middle" fo:padding="0.053cm" fo:border-left="0.75pt solid #808080" fo:border-right="none" fo:border-top="none" fo:border-bottom="0.75pt solid #808080"/>
    </style:style>
    <style:style style:name="Table4.B4" style:family="table-cell">
      <style:table-cell-properties style:vertical-align="middle" fo:padding="0.053cm" fo:border-left="0.05pt solid #808080" fo:border-right="0.75pt solid #808080" fo:border-top="none" fo:border-bottom="0.75pt solid #808080"/>
    </style:style>
    <style:style style:name="Table5" style:family="table">
      <style:table-properties style:width="17cm" style:rel-width="100%" table:align="left"/>
    </style:style>
    <style:style style:name="Table5.A" style:family="table-column">
      <style:table-column-properties style:column-width="3.244cm" style:rel-column-width="12504*"/>
    </style:style>
    <style:style style:name="Table5.B" style:family="table-column">
      <style:table-column-properties style:column-width="13.757cm" style:rel-column-width="53031*"/>
    </style:style>
    <style:style style:name="Table5.A1" style:family="table-cell">
      <style:table-cell-properties style:vertical-align="middle" fo:padding="0.053cm" fo:border-left="0.75pt solid #808080" fo:border-right="none" fo:border-top="0.75pt solid #808080" fo:border-bottom="0.05pt solid #808080"/>
    </style:style>
    <style:style style:name="Table5.B1" style:family="table-cell">
      <style:table-cell-properties style:vertical-align="middle" fo:padding="0.053cm" fo:border-left="0.05pt solid #808080" fo:border-right="0.75pt solid #808080" fo:border-top="0.75pt solid #808080" fo:border-bottom="0.05pt solid #808080"/>
    </style:style>
    <style:style style:name="Table5.A2" style:family="table-cell">
      <style:table-cell-properties style:vertical-align="middle" fo:padding="0.053cm" fo:border-left="0.75pt solid #808080" fo:border-right="none" fo:border-top="none" fo:border-bottom="0.05pt solid #808080"/>
    </style:style>
    <style:style style:name="Table5.B2" style:family="table-cell">
      <style:table-cell-properties style:vertical-align="middle" fo:padding="0.053cm" fo:border-left="0.05pt solid #808080" fo:border-right="0.75pt solid #808080" fo:border-top="none" fo:border-bottom="0.05pt solid #808080"/>
    </style:style>
    <style:style style:name="Table5.A3" style:family="table-cell">
      <style:table-cell-properties style:vertical-align="middle" fo:padding="0.053cm" fo:border-left="0.75pt solid #808080" fo:border-right="none" fo:border-top="none" fo:border-bottom="0.75pt solid #808080"/>
    </style:style>
    <style:style style:name="Table5.B3" style:family="table-cell">
      <style:table-cell-properties style:vertical-align="middle" fo:padding="0.053cm" fo:border-left="0.05pt solid #808080" fo:border-right="0.75pt solid #808080" fo:border-top="none" fo:border-bottom="0.75pt solid #80808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Preformatted_20_Text">
      <style:paragraph-properties fo:margin-top="0cm" fo:margin-bottom="0.499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arn to Program: The Fundamentals // Assignment 1 </text:h>
      <text:h text:style-name="Heading_20_2" text:outline-level="2">Preface </text:h>
      <text:h text:style-name="Heading_20_3" text:outline-level="3">Requirements </text:h>
      <text:p text:style-name="Text_20_body">Please read this handout carefully. It may take you as long as an hour once you work through our examples! </text:p>
      <text:p text:style-name="Text_20_body">You need to use Python 3 for this assignment. Python 2 is not suitable. </text:p>
      <text:h text:style-name="Heading_20_3" text:outline-level="3">Required Preparation </text:h>
      <text:p text:style-name="Text_20_body">This handout assumes that you have watched all the week 2 videos and also done the week 2 exercise. If you read this handout before you've done all of that, please come back and re-read it after you've passed the week 2 exercise. </text:p>
      <text:h text:style-name="Heading_20_3" text:outline-level="3">Problem Domains </text:h>
      <text:p text:style-name="Text_20_body">A <text:span text:style-name="Emphasis">problem domain</text:span> is an area of expertise that needs to be understood in order to solve a problem. When programmers are hired, they usually need to learn about their customer's problem domain. For example, if a programmer is hired by a non-profit organization to help with their financial database, that programmer might have to learn how taxes apply to non-profit organizations. </text:p>
      <text:p text:style-name="Text_20_body">Every assignment in this course will have a problem domain that you will need to learn about. </text:p>
      <text:h text:style-name="Heading_20_3" text:outline-level="3">A1 Problem Domain: Coordinated Universal Time </text:h>
      <text:p text:style-name="Text_20_body">The problem domain for this assignment involves time zones, and in particular <text:a xlink:type="simple" xlink:href="http://en.wikipedia.org/wiki/Coordinated_Universal_Time" office:target-frame-name="_top" xlink:show="replace"><text:span text:style-name="Emphasis">Coordinated Universal Time</text:span></text:a> (UTC), which is "the primary time standard by which the world regulates clocks and time" [Wikipedia]. As you know, there are many different time zones in the world. Wikipedia has a nice <text:a xlink:type="simple" xlink:href="http://upload.wikimedia.org/wikipedia/commons/thumb/c/c6/Standart_Time_Zones_2012.png/1280px-Standart_Time_Zones_2012.png" office:target-frame-name="_top" xlink:show="replace">map of the time zones</text:a>. </text:p>
      <text:p text:style-name="Text_20_body">As of this writing, there are 40 time zones. One of them, <text:a xlink:type="simple" xlink:href="http://en.wikipedia.org/wiki/List_of_time_zones_by_UTC_offset#UTC.C2.B100:00.2C_Z">UTC+00:00</text:a>, is considered to be in the "middle" of the other time zones. All time zones have names, such as UTC+02:00, that indicate the number of hours and minutes they are away from UTC+00:00. For example, the Philippines are in time zone UTC+08:00 because clocks there are set 8 hours later than in time zone UTC+00:00. </text:p>
      <text:h text:style-name="Heading_20_3" text:outline-level="3">Hours and minutes: representation </text:h>
      <text:p text:style-name="Text_20_body">In this assignment, we are often going to represent hours and minutes and seconds together as a <text:span text:style-name="Source_20_Text">float</text:span>. 1 hour will be represented as <text:span text:style-name="Source_20_Text">1.0</text:span>, 1 hour and 30 minutes as <text:span text:style-name="Source_20_Text">1.5</text:span>, and so on. Henceforth, when we specify a time zone, we will use this <text:span text:style-name="Source_20_Text">float</text:span> representation, so the time zone for Nepal, which is in time zone UTC+05:45, will be represented here as UTC+5.75. </text:p>
      <text:h text:style-name="Heading_20_3" text:outline-level="3">Preconditions </text:h>
      <text:p text:style-name="Text_20_body">Some of the functions you will write assume that parameter values are in a certain range. The technical term for these restrictions is <text:span text:style-name="Emphasis">precondition</text:span>: in order for the function to work, the precondition must be met. When you see a precondition, that means we are guaranteeing that we <text:soft-page-break/>will only call that function with values that meet the precondition. </text:p>
      <text:p text:style-name="Horizontal_20_Line"/>
      <text:h text:style-name="Heading_20_2" text:outline-level="2"><text:bookmark text:name="whattodo"/>What to do </text:h>
      <text:h text:style-name="Heading_20_3" text:outline-level="3">Step 1: Download the starter code </text:h>
      <text:p text:style-name="Text_20_body">In this assignment, we are providing <text:span text:style-name="Emphasis">starter code</text:span> that contains some function headers and one complete function. Download the starter code: <text:a xlink:type="simple" xlink:href="http://spark-public.s3.amazonaws.com/programming1/a1/a1.py">a1.py</text:a>. In IDLE, use File -&gt; Open to open it. </text:p>
      <text:p text:style-name="Horizontal_20_Line"/>
      <text:h text:style-name="Heading_20_3" text:outline-level="3">Step 2: Complete the code for function <text:span text:style-name="Source_20_Text">seconds_difference</text:span> </text:h>
      <table:table table:name="Table1" table:style-name="Table1">
        <table:table-column table:style-name="Table1.A"/>
        <table:table-column table:style-name="Table1.B"/>
        <table:table-row>
          <table:table-cell table:style-name="Table1.A1" office:value-type="string">
            <text:p text:style-name="Table_20_Heading">Function name:<text:line-break/>(Parameter types) -&gt; Return type </text:p>
          </table:table-cell>
          <table:table-cell table:style-name="Table1.B1" office:value-type="string">
            <text:p text:style-name="Table_20_Heading">Description </text:p>
          </table:table-cell>
        </table:table-row>
        <table:table-row>
          <table:table-cell table:style-name="Table1.A2" office:value-type="string">
            <text:p text:style-name="Table_20_Contents"><text:span text:style-name="Source_20_Text">seconds_difference:</text:span><text:line-break/><text:span text:style-name="Source_20_Text">(float, float) -&gt; float</text:span> </text:p>
          </table:table-cell>
          <table:table-cell table:style-name="Table1.B2" office:value-type="string">
            <text:p text:style-name="Table_20_Contents">The parameters are times in seconds. Return how many <text:span text:style-name="Emphasis">seconds</text:span> later the second time is than the first. (Please note: in a1.py, we have provided the completed docstring for this function, including example function calls with the expected return values.) </text:p>
          </table:table-cell>
        </table:table-row>
      </table:table>
      <text:p text:style-name="Text_20_body">Once you have finished writing the body of <text:span text:style-name="Source_20_Text">seconds_difference</text:span>, in IDLE, choose Run -&gt; Run Module. In the shell, test your function by running the examples from the docstring. If the example calls return the expected results, move on to Step 3. Otherwise, modify your code and repeat the tests. </text:p>
      <text:p text:style-name="Horizontal_20_Line"/>
      <text:h text:style-name="Heading_20_3" text:outline-level="3">Step 3: Complete the code for function <text:span text:style-name="Source_20_Text">hours_difference</text:span> </text:h>
      <text:p text:style-name="Text_20_body">Here is some helpful information: </text:p>
      <text:list xml:id="list412475086" text:style-name="L1">
        <text:list-item>
          <text:p text:style-name="P3">there are 60 seconds in 1 minute </text:p>
        </text:list-item>
        <text:list-item>
          <text:p text:style-name="P1">there are 60 minutes in 1 hour </text:p>
        </text:list-item>
      </text:list>
      <table:table table:name="Table2" table:style-name="Table2">
        <table:table-column table:style-name="Table2.A"/>
        <table:table-column table:style-name="Table2.B"/>
        <table:table-row>
          <table:table-cell table:style-name="Table2.A1" office:value-type="string">
            <text:p text:style-name="Table_20_Heading">Function name:<text:line-break/>(Parameter types) -&gt; Return type </text:p>
          </table:table-cell>
          <table:table-cell table:style-name="Table2.B1" office:value-type="string">
            <text:p text:style-name="Table_20_Heading">Description </text:p>
          </table:table-cell>
        </table:table-row>
        <table:table-row>
          <table:table-cell table:style-name="Table2.A2" office:value-type="string">
            <text:p text:style-name="Table_20_Contents"><text:span text:style-name="Source_20_Text">hours_difference:</text:span><text:line-break/><text:span text:style-name="Source_20_Text">(float, float) -&gt; float</text:span> </text:p>
          </table:table-cell>
          <table:table-cell table:style-name="Table2.B2" office:value-type="string">
            <text:p text:style-name="Table_20_Contents">The parameters are times in seconds. Return how many <text:span text:style-name="Emphasis">hours</text:span> later the second time is than the first. (Please note: in a1.py, we have provided the completed docstring for this function, including example function calls with the expected return values.) </text:p>
          </table:table-cell>
        </table:table-row>
      </table:table>
      <text:p text:style-name="Text_20_body">Once you have finished writing the body of <text:span text:style-name="Source_20_Text">hours_difference</text:span>, in IDLE, choose Run -&gt; Run Module. In the shell, test your function by running the examples from the docstring. If the example calls return the expected results, move on to Step 4. Otherwise, modify your code and repeat the tests. </text:p>
      <text:p text:style-name="Horizontal_20_Line"/>
      <text:h text:style-name="Heading_20_3" text:outline-level="3">Step 4: Complete the code for function <text:span text:style-name="Source_20_Text">to_float_hours</text:span> </text:h>
      <table:table table:name="Table3" table:style-name="Table3">
        <table:table-column table:style-name="Table3.A"/>
        <table:table-column table:style-name="Table3.B"/>
        <table:table-row>
          <table:table-cell table:style-name="Table3.A1" office:value-type="string">
            <text:p text:style-name="Table_20_Heading">Function name:<text:line-break/><text:soft-page-break/>(Parameter types) -&gt; Return type </text:p>
          </table:table-cell>
          <table:table-cell table:style-name="Table3.B1" office:value-type="string">
            <text:p text:style-name="Table_20_Heading">Description </text:p>
          </table:table-cell>
        </table:table-row>
        <table:table-row>
          <table:table-cell table:style-name="Table3.A2" office:value-type="string">
            <text:p text:style-name="Table_20_Contents"><text:span text:style-name="Source_20_Text">to_float_hours:</text:span><text:line-break/><text:span text:style-name="Source_20_Text">(int, int, int) -&gt; float</text:span> </text:p>
          </table:table-cell>
          <table:table-cell table:style-name="Table3.B2" office:value-type="string">
            <text:p text:style-name="Table_20_Contents">The first parameter is a time in hours, the second parameter is a time in minutes (between 0 and 59, inclusive), and the third parameter is a time in seconds (between 0 and 59, inclusive). Return the combined time as a float value. (Please note: in a1.py, we have provided the completed docstring for this function, including example function calls with the expected return values.) </text:p>
          </table:table-cell>
        </table:table-row>
      </table:table>
      <text:p text:style-name="Text_20_body">Once you have finished writing the body of <text:span text:style-name="Source_20_Text">to_float_hours</text:span>, in IDLE, choose Run -&gt; Run Module. In the shell, test your function by running the examples from the docstring. If the example calls return the expected results, move on to Step 5. Otherwise, modify your code and repeat the tests. </text:p>
      <text:p text:style-name="Horizontal_20_Line"/>
      <text:h text:style-name="Heading_20_3" text:outline-level="3">Step 5: Write functions <text:span text:style-name="Source_20_Text">get_hours</text:span>, <text:span text:style-name="Source_20_Text">get_minutes</text:span> and <text:span text:style-name="Source_20_Text">get_seconds</text:span> </text:h>
      <text:p text:style-name="Text_20_body">Read this section and make sure you understand all of it before you proceed. </text:p>
      <text:p text:style-name="Text_20_body">We have not provided starter code for these three functions, although we have described them fully in the table below. <text:span text:style-name="Emphasis">Follow the Function Design Recipe</text:span> as you develop these functions in a1.py. </text:p>
      <text:p text:style-name="Text_20_body">The three functions, <text:span text:style-name="Source_20_Text">get_hours</text:span>, <text:span text:style-name="Source_20_Text">get_minutes</text:span> and <text:span text:style-name="Source_20_Text">get_seconds</text:span>, are related: they are used to determine the hours part, minutes part and seconds part of a time in seconds. </text:p>
      <text:p text:style-name="Text_20_body">For example, if <text:span text:style-name="Source_20_Text">3800</text:span> seconds have elapsed since midnight: </text:p>
      <text:p text:style-name="Preformatted_20_Text"><text:s text:c="4"/>&gt;&gt;&gt; get_hours(3800)</text:p>
      <text:p text:style-name="Preformatted_20_Text"><text:s text:c="4"/>1</text:p>
      <text:p text:style-name="Preformatted_20_Text"><text:s text:c="4"/>&gt;&gt;&gt; get_minutes(3800)</text:p>
      <text:p text:style-name="Preformatted_20_Text"><text:s text:c="4"/>3</text:p>
      <text:p text:style-name="Preformatted_20_Text"><text:s text:c="4"/>&gt;&gt;&gt; get_seconds(3800)</text:p>
      <text:p text:style-name="Preformatted_20_Text"><text:s text:c="4"/>20</text:p>
      <text:p text:style-name="P5"><text:s text:c="12"/></text:p>
      <text:p text:style-name="Text_20_body">In other words, if <text:span text:style-name="Source_20_Text">3800</text:span> seconds have elapsed since midnight, it is currently <text:span text:style-name="Source_20_Text">01:03:20</text:span> (hh:mm:ss). </text:p>
      <text:p text:style-name="Text_20_body">Here is an overview of how we determined what the example function calls should return: </text:p>
      <text:list xml:id="list321047225" text:style-name="L2">
        <text:list-item>
          <text:p text:style-name="P4">There are 60 seconds in 1 minute and 60 minutes in 1 hour, so there are 60 * 60, or 3600, seconds in 1 hour. </text:p>
        </text:list-item>
        <text:list-item>
          <text:p text:style-name="P4">Because there are 3600 seconds in an hour, there is 1 full hour in 3800 seconds. There are 200 seconds remaining. </text:p>
        </text:list-item>
        <text:list-item>
          <text:p text:style-name="P4">Because there are 60 seconds in a minute, there are 3 full minutes in 200 seconds. There are 20 seconds remaining. </text:p>
        </text:list-item>
        <text:list-item>
          <text:p text:style-name="P2">Therefore 3800 seconds is equivalent to 1 hour, 3 minutes and 20 seconds. </text:p>
        </text:list-item>
      </text:list>
      <text:p text:style-name="Text_20_body">There are several ways to write these three function bodies. You may find operators <text:span text:style-name="Source_20_Text">%</text:span> and <text:span text:style-name="Source_20_Text">//</text:span> to be helpful. Function <text:span text:style-name="Source_20_Text">to_24_hour_clock</text:span> in the starter code has an example of using <text:span text:style-name="Source_20_Text">%</text:span>. </text:p>
      <table:table table:name="Table4" table:style-name="Table4">
        <table:table-column table:style-name="Table4.A"/>
        <table:table-column table:style-name="Table4.B"/>
        <table:table-row>
          <table:table-cell table:style-name="Table4.A1" office:value-type="string">
            <text:p text:style-name="Table_20_Heading">Function name:<text:line-break/>(Parameter types) -&gt; Return type </text:p>
          </table:table-cell>
          <table:table-cell table:style-name="Table4.B1" office:value-type="string">
            <text:p text:style-name="Table_20_Heading">Description </text:p>
          </table:table-cell>
        </table:table-row>
        <table:table-row>
          <table:table-cell table:style-name="Table4.A2" office:value-type="string">
            <text:p text:style-name="Table_20_Contents"><text:span text:style-name="Source_20_Text">get_hours:</text:span><text:line-break/><text:span text:style-name="Source_20_Text">(int) -&gt; int</text:span> </text:p>
          </table:table-cell>
          <table:table-cell table:style-name="Table4.B2" office:value-type="string">
            <text:p text:style-name="Table_20_Contents">The parameter is a number of seconds since midnight. Return the number of <text:span text:style-name="Emphasis">hours</text:span> that have elapsed since midnight, as seen on a 24-hour clock. (You should <text:soft-page-break/>call <text:span text:style-name="Source_20_Text">to_24_hour_clock</text:span> to convert the number of full hours to a time on a 24 hour clock. This means that the return value should be in the range 0 to 23, inclusive.) </text:p>
          </table:table-cell>
        </table:table-row>
        <table:table-row>
          <table:table-cell table:style-name="Table4.A2" office:value-type="string">
            <text:p text:style-name="Table_20_Contents"><text:span text:style-name="Source_20_Text">get_minutes:</text:span><text:line-break/><text:span text:style-name="Source_20_Text">(int) -&gt; int</text:span> </text:p>
          </table:table-cell>
          <table:table-cell table:style-name="Table4.B2" office:value-type="string">
            <text:p text:style-name="Table_20_Contents">The parameter is a number of seconds since midnight. Return the number of <text:span text:style-name="Emphasis">minutes</text:span> that have elapsed since midnight as seen on a clock. (This means that the return value should be in the range 0 to 59, inclusive.) </text:p>
          </table:table-cell>
        </table:table-row>
        <table:table-row>
          <table:table-cell table:style-name="Table4.A4" office:value-type="string">
            <text:p text:style-name="Table_20_Contents"><text:span text:style-name="Source_20_Text">get_seconds:</text:span><text:line-break/><text:span text:style-name="Source_20_Text">(int) -&gt; int</text:span> </text:p>
          </table:table-cell>
          <table:table-cell table:style-name="Table4.B4" office:value-type="string">
            <text:p text:style-name="Table_20_Contents">The parameter is a number of seconds since midnight. Return the number of <text:span text:style-name="Emphasis">seconds</text:span> that have elapsed since midnight as seen on a clock. (This means that the return value should be in the range 0 to 59, inclusive.) </text:p>
          </table:table-cell>
        </table:table-row>
      </table:table>
      <text:p text:style-name="Horizontal_20_Line"/>
      <text:h text:style-name="Heading_20_3" text:outline-level="3">Step 6: Complete functions <text:span text:style-name="Source_20_Text">time_to_utc</text:span> and <text:span text:style-name="Source_20_Text">time_from_utc</text:span> </text:h>
      <text:p text:style-name="Text_20_body">Complete functions <text:span text:style-name="Source_20_Text">time_to_utc</text:span> and <text:span text:style-name="Source_20_Text">time_from_utc</text:span>. The header and docstrings are in the starter code. Use those examples to determine the appropriate formula. We have intentionally left out tests involving time zones that are not on the hour: you should make sure you handle those cases. </text:p>
      <table:table table:name="Table5" table:style-name="Table5">
        <table:table-column table:style-name="Table5.A"/>
        <table:table-column table:style-name="Table5.B"/>
        <table:table-row>
          <table:table-cell table:style-name="Table5.A1" office:value-type="string">
            <text:p text:style-name="Table_20_Heading">Function name:<text:line-break/>(Parameter types) -&gt; Return type </text:p>
          </table:table-cell>
          <table:table-cell table:style-name="Table5.B1" office:value-type="string">
            <text:p text:style-name="Table_20_Heading">Description </text:p>
          </table:table-cell>
        </table:table-row>
        <table:table-row>
          <table:table-cell table:style-name="Table5.A2" office:value-type="string">
            <text:p text:style-name="Table_20_Contents"><text:span text:style-name="Source_20_Text">time_to_utc:</text:span><text:line-break/><text:span text:style-name="Source_20_Text">(number, float) -&gt; float</text:span> </text:p>
          </table:table-cell>
          <table:table-cell table:style-name="Table5.B2" office:value-type="string">
            <text:p text:style-name="Table_20_Contents">The first parameter is a UTC offset specifying a time zone and the second parameter is a time in that time zone. Return the equivalent UTC+0 time. Be sure to call <text:span text:style-name="Source_20_Text">to_24_hour_clock</text:span> to convert the time to a time on a 24 hour clock before returning. </text:p>
          </table:table-cell>
        </table:table-row>
        <table:table-row>
          <table:table-cell table:style-name="Table5.A3" office:value-type="string">
            <text:p text:style-name="Table_20_Contents"><text:span text:style-name="Source_20_Text">time_from_utc:</text:span><text:line-break/><text:span text:style-name="Source_20_Text">(number, float) -&gt; float</text:span> </text:p>
          </table:table-cell>
          <table:table-cell table:style-name="Table5.B3" office:value-type="string">
            <text:p text:style-name="Table_20_Contents">The first parameter is a UTC offset specifying a time zone and the second parameter is a time in time zone UTC+0. Return the equivalent time in the time zone specified by <text:span text:style-name="Source_20_Text">utc_offset</text:span>. Be sure to call <text:span text:style-name="Source_20_Text">to_24_hour_clock</text:span> to convert the time to a time on a 24 hour clock before returning. </text:p>
          </table:table-cell>
        </table:table-row>
      </table:table>
      <text:p text:style-name="Horizontal_20_Line"/>
      <text:h text:style-name="Heading_20_3" text:outline-level="3">Step 6: Submit your work </text:h>
      <text:p text:style-name="Text_20_body">Go to the Assignments page and click the appropriate Submit button. Choose your completed a1.py file. It should be marked within a few minutes. You can see your results by clicking on your Score. </text:p>
      <text:p text:style-name="Text_20_body">You can submit a1.py once every hour. Only your last submission will count. Notice that this means that you can submit a lot of times before the due date if you start early. You can even submit before you've finished all of the functions, although the feedback will be incomple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dk </meta:initial-creator>
    <meta:creation-date>2012-10-03T15:26:46</meta:creation-date>
    <dc:date>2012-10-03T16:34:45</dc:date>
    <dc:creator>nandk </dc:creator>
    <meta:editing-duration>PT7M39S</meta:editing-duration>
    <meta:editing-cycles>1</meta:editing-cycles>
    <meta:document-statistic meta:table-count="5" meta:image-count="0" meta:object-count="0" meta:page-count="4" meta:paragraph-count="79" meta:word-count="1505" meta:character-count="8896" meta:non-whitespace-character-count="7367"/>
    <meta:generator>LibreOffice/3.5$Linux_x86 LibreOffice_project/350m1$Build-2</meta:generator>
  </office:meta>
</office:document-meta>
</file>